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961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528cm"/>
    </style:style>
    <style:style style:name="co10" style:family="table-column">
      <style:table-column-properties fo:break-before="auto" style:column-width="9.613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8.952cm"/>
    </style:style>
    <style:style style:name="co13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/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rotation-align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3" style:family="table-cell" style:parent-style-name="Default" style:data-style-name="N3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3">
      <style:table-cell-properties fo:border-bottom="none" fo:border-left="none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5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9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wrap-option="wrap" fo:border-left="0.74pt solid #000000" fo:border-right="none" fo:border-top="none"/>
    </style:style>
    <style:style style:name="ce63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64" style:family="table-cell" style:parent-style-name="Default" style:data-style-name="N104"/>
    <style:style style:name="ce6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ormatif 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number-columns-repeated="2" table:default-cell-style-name="Default"/>
        <table:table-column table:style-name="co7" table:default-cell-style-name="ce8"/>
        <table:table-column table:style-name="co8" table:default-cell-style-name="ce18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FICKLINE Technologies Inc.</text:p>
          </table:table-cell>
          <table:table-cell table:style-name="ce12" table:number-columns-repeated="3"/>
          <table:table-cell table:style-name="ce17"/>
          <table:table-cell table:number-columns-repeated="2"/>
          <table:table-cell table:style-name="ce20" office:value-type="string" calcext:value-type="string" table:number-columns-spanned="2" table:number-rows-spanned="1">
            <text:p>Résumé des opérations financières de FICKLINE Technologies Inc. pour l'exercice 2014</text:p>
          </table:table-cell>
          <table:covered-table-cell table:style-name="ce17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5" table:number-rows-spanned="1">
            <text:p>Bilan au 31 décembre 2013 ($)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7"/>
          <table:table-cell table:style-name="ce21" office:value-type="string" calcext:value-type="string">
            <text:p>Ventes (revenu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3"/>
          <table:table-cell office:value-type="string" calcext:value-type="string">
            <text:p>Au comptant</text:p>
          </table:table-cell>
          <table:table-cell office:value-type="float" office:value="136000" calcext:value-type="float">
            <text:p>1360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À crédit (comptes clients)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3"/>
          <table:table-cell office:value-type="string" calcext:value-type="string">
            <text:p>Rabais à un client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aisse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Comptes fournisseurs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  <table:table-cell office:value-type="string" calcext:value-type="string">
            <text:p>Achat de marchandises (stock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tes client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Emprunt bancaire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office:value-type="string" calcext:value-type="string">
            <text:p>Au comptant</text:p>
          </table:table-cell>
          <table:table-cell office:value-type="float" office:value="37000" calcext:value-type="float">
            <text:p>3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s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  <table:table-cell office:value-type="string" calcext:value-type="string">
            <text:p>À crédit (comptes fournisseurs)</text:p>
          </table:table-cell>
          <table:table-cell office:value-type="float" office:value="23000" calcext:value-type="float">
            <text:p>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is Payés d’avances</text:p>
          </table:table-cell>
          <table:table-cell office:value-type="float" office:value="15000" calcext:value-type="float">
            <text:p>1500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otal de l’actif à court-terme</text:p>
          </table:table-cell>
          <table:table-cell table:formula="of:=SUM([.B7:.B10])" office:value-type="float" office:value="93000" calcext:value-type="float">
            <text:p>93000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7:.E10])" office:value-type="float" office:value="108000" calcext:value-type="float">
            <text:p>108000</text:p>
          </table:table-cell>
          <table:table-cell table:number-columns-repeated="2"/>
          <table:table-cell office:value-type="string" calcext:value-type="string">
            <text:p>Stock final</text:p>
          </table:table-cell>
          <table:table-cell office:value-type="float" office:value="28000" calcext:value-type="float">
            <text:p>28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style-name="ce9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3"/>
          <table:table-cell table:style-name="ce21" office:value-type="string" calcext:value-type="string">
            <text:p>Ammortissem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obilisations</text:p>
          </table:table-cell>
          <table:table-cell office:value-type="float" office:value="470000" calcext:value-type="float">
            <text:p>470000</text:p>
          </table:table-cell>
          <table:table-cell/>
          <table:table-cell office:value-type="string" calcext:value-type="string">
            <text:p>Emprunt hypothécaire</text:p>
          </table:table-cell>
          <table:table-cell office:value-type="float" office:value="250000" calcext:value-type="float">
            <text:p>250000</text:p>
          </table:table-cell>
          <table:table-cell table:number-columns-repeated="2"/>
          <table:table-cell office:value-type="string" calcext:value-type="string">
            <text:p>Immobilisations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quipements de bureau</text:p>
          </table:table-cell>
          <table:table-cell office:value-type="float" office:value="537000" calcext:value-type="float">
            <text:p>537000</text:p>
          </table:table-cell>
          <table:table-cell table:number-columns-repeated="5"/>
          <table:table-cell office:value-type="string" calcext:value-type="string">
            <text:p>Équipements de bureau</text:p>
          </table:table-cell>
          <table:table-cell office:value-type="float" office:value="13000" calcext:value-type="float">
            <text:p>1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ortissement comulé</text:p>
          </table:table-cell>
          <table:table-cell office:value-type="float" office:value="-205000" calcext:value-type="float">
            <text:p>-20500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otal de l’actif à long terme</text:p>
          </table:table-cell>
          <table:table-cell table:formula="of:=SUM([.B14:.B16])" office:value-type="float" office:value="802000" calcext:value-type="float">
            <text:p>80200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14:.E16])" office:value-type="float" office:value="250000" calcext:value-type="float">
            <text:p>250000</text:p>
          </table:table-cell>
          <table:table-cell table:number-columns-repeated="2"/>
          <table:table-cell office:value-type="string" calcext:value-type="string">
            <text:p>Paiement de commissions aux vendeurs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aiement de salaires administratifs</text:p>
          </table:table-cell>
          <table:table-cell office:value-type="float" office:value="4400" calcext:value-type="float">
            <text:p>44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Autres frais payés au comptant (téléphone, électricité, publicité)</text:p>
          </table:table-cell>
          <table:table-cell office:value-type="float" office:value="6300" calcext:value-type="float">
            <text:p>63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office:value-type="float" office:value="37000" calcext:value-type="float">
            <text:p>37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SUM([.E20:.E21])" office:value-type="float" office:value="537000" calcext:value-type="float">
            <text:p>537000</text:p>
          </table:table-cell>
          <table:table-cell table:number-columns-repeated="2"/>
          <table:table-cell table:style-name="ce22" office:value-type="string" calcext:value-type="string">
            <text:p>Emprunt hypothécair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Remboursement du capital</text:p>
          </table:table-cell>
          <table:table-cell office:value-type="float" office:value="13000" calcext:value-type="float">
            <text:p>1300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Total de l’actif</text:p>
          </table:table-cell>
          <table:table-cell table:style-name="ce13" table:formula="of:=[.B11] + [.B17]" office:value-type="float" office:value="895000" calcext:value-type="float">
            <text:p>895000</text:p>
          </table:table-cell>
          <table:table-cell table:style-name="ce13"/>
          <table:table-cell table:style-name="ce16" office:value-type="string" calcext:value-type="string">
            <text:p>Total Passif et Capitaux propres</text:p>
          </table:table-cell>
          <table:table-cell table:style-name="ce19" table:formula="of:=[.E11] + [.E17] + [.E22]" office:value-type="float" office:value="895000" calcext:value-type="float">
            <text:p>895000</text:p>
          </table:table-cell>
          <table:table-cell table:number-columns-repeated="2"/>
          <table:table-cell office:value-type="string" calcext:value-type="string">
            <text:p>Paiement des intérêts</text:p>
          </table:table-cell>
          <table:table-cell office:value-type="float" office:value="17500" calcext:value-type="float">
            <text:p>17500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E24] - [.B24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chat au comptant d’équipements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" office:value-type="string" calcext:value-type="string">
            <text:p>Taux d’imposition</text:p>
          </table:table-cell>
          <table:table-cell table:style-name="ce28"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>
            <text:p>FICKLINE Technologies Inc.</text:p>
          </table:table-cell>
          <table:table-cell table:style-name="ce12" table:number-columns-repeated="3"/>
          <table:table-cell table:style-name="ce17"/>
          <table:table-cell table:number-columns-repeated="2"/>
          <table:table-cell table:style-name="ce24" office:value-type="string" calcext:value-type="string" table:number-columns-spanned="2" table:number-rows-spanned="1">
            <text:p>FICKLINE TECHNOLOGIES Inc.</text:p>
          </table:table-cell>
          <table:covered-table-cell table:style-name="ce29"/>
          <table:table-cell table:style-name="ce17"/>
          <table:table-cell table:number-columns-repeated="2"/>
          <table:table-cell table:style-name="ce41" office:value-type="string" calcext:value-type="string" table:number-columns-spanned="2" table:number-rows-spanned="1">
            <text:p>État des flux de trésoreries de FICKLINE TECHNOLOGIES Inc</text:p>
          </table:table-cell>
          <table:covered-table-cell table:style-name="ce50"/>
          <table:table-cell/>
          <table:table-cell table:style-name="ce61" office:value-type="string" calcext:value-type="string">
            <text:p>Analyse du risque</text:p>
          </table:table-cell>
          <table:table-cell table:style-name="ce17"/>
        </table:table-row>
        <table:table-row table:style-name="ro1">
          <table:table-cell table:style-name="ce7" office:value-type="string" calcext:value-type="string" table:number-columns-spanned="5" table:number-rows-spanned="1">
            <text:p>Bilan au 31 décembre 2014 ($)</text:p>
          </table:table-cell>
          <table:covered-table-cell table:number-columns-repeated="4"/>
          <table:table-cell table:number-columns-repeated="2"/>
          <table:table-cell table:style-name="ce25" office:value-type="string" calcext:value-type="string" table:number-columns-spanned="2" table:number-rows-spanned="1">
            <text:p>État des résultats pour l'exercice terminé le 31 décembre 2014</text:p>
          </table:table-cell>
          <table:covered-table-cell table:style-name="ce30"/>
          <table:table-cell table:style-name="ce18"/>
          <table:table-cell table:number-columns-repeated="2"/>
          <table:table-cell table:style-name="ce42" office:value-type="string" calcext:value-type="string" table:number-columns-spanned="2" table:number-rows-spanned="1">
            <text:p>du 1er janvier au 31 décembre 2014</text:p>
          </table:table-cell>
          <table:covered-table-cell table:style-name="ce51"/>
          <table:table-cell/>
          <table:table-cell table:style-name="ce8" office:value-type="string" calcext:value-type="string">
            <text:p>Ratio de fond de roulement</text:p>
          </table:table-cell>
          <table:table-cell table:style-name="ce18" table:formula="of:=[.B40] / [.E40]" office:value-type="float" office:value="1.11981679389313" calcext:value-type="float">
            <text:p>1.11981679389313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8"/>
          <table:table-cell table:number-columns-repeated="2"/>
          <table:table-cell table:style-name="ce43" office:value-type="string" calcext:value-type="string">
            <text:p>(Méthode Traditionnelle détaillée)</text:p>
          </table:table-cell>
          <table:table-cell table:style-name="ce52"/>
          <table:table-cell/>
          <table:table-cell table:style-name="ce8" office:value-type="string" calcext:value-type="string">
            <text:p>Ratio de l’endettement</text:p>
          </table:table-cell>
          <table:table-cell table:style-name="ce18" table:formula="of:= ([.E40] + [.E46]) / [.B53]" office:value-type="float" office:value="0.392033203507845" calcext:value-type="float">
            <text:p>0.392033203507845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3"/>
          <table:table-cell office:value-type="string" calcext:value-type="string">
            <text:p>Ventes brutes</text:p>
          </table:table-cell>
          <table:table-cell table:style-name="Default" table:formula="of:=[.I4] + [.I5]" office:value-type="float" office:value="161000" calcext:value-type="float">
            <text:p>161000</text:p>
          </table:table-cell>
          <table:table-cell table:style-name="ce37"/>
          <table:table-cell table:number-columns-repeated="2"/>
          <table:table-cell table:style-name="ce44" office:value-type="string" calcext:value-type="string">
            <text:p>Activités d'Exploitation</text:p>
          </table:table-cell>
          <table:table-cell table:style-name="ce52"/>
          <table:table-cell/>
          <table:table-cell table:style-name="ce8" office:value-type="string" calcext:value-type="string">
            <text:p>Ratio de la couverture des l’intérêts</text:p>
          </table:table-cell>
          <table:table-cell table:style-name="ce18" table:formula="of:=([.J50] + [.I46]) / [.I46]" office:value-type="float" office:value="3.67428571428571" calcext:value-type="float">
            <text:p>3.674285714285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abais à un client</text:p>
          </table:table-cell>
          <table:table-cell table:style-name="Default" table:formula="of:=[.I6]" office:value-type="float" office:value="1000" calcext:value-type="float">
            <text:p>1000</text:p>
          </table:table-cell>
          <table:table-cell table:style-name="ce37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2"/>
          <table:table-cell/>
          <table:table-cell table:style-name="ce8"/>
          <table:table-cell table:style-name="ce18"/>
        </table:table-row>
        <table:table-row table:style-name="ro1">
          <table:table-cell table:style-name="ce9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3"/>
          <table:table-cell office:value-type="string" calcext:value-type="string">
            <text:p>Ventes nettes</text:p>
          </table:table-cell>
          <table:table-cell table:style-name="Default" table:formula="of:=[.I33] - [.I34]" office:value-type="float" office:value="160000" calcext:value-type="float">
            <text:p>160000</text:p>
          </table:table-cell>
          <table:table-cell table:style-name="ce37"/>
          <table:table-cell table:number-columns-repeated="2"/>
          <table:table-cell table:style-name="ce46" office:value-type="string" calcext:value-type="string">
            <text:p><text:s text:c="2"/>Bénéfice net</text:p>
          </table:table-cell>
          <table:table-cell table:style-name="ce53" table:formula="of:=[.J53]" office:value-type="float" office:value="33696" calcext:value-type="float">
            <text:p>33,696</text:p>
          </table:table-cell>
          <table:table-cell/>
          <table:table-cell table:style-name="ce9" office:value-type="string" calcext:value-type="string">
            <text:p>Analyse de rentabilité</text:p>
          </table:table-cell>
          <table:table-cell table:style-name="ce18"/>
        </table:table-row>
        <table:table-row table:style-name="ro1">
          <table:table-cell office:value-type="string" calcext:value-type="string">
            <text:p>Encaisse</text:p>
          </table:table-cell>
          <table:table-cell table:formula="of:=[.N61]" office:value-type="float" office:value="73696" calcext:value-type="float">
            <text:p>73696</text:p>
          </table:table-cell>
          <table:table-cell/>
          <table:table-cell office:value-type="string" calcext:value-type="string">
            <text:p>Comptes fournisseurs</text:p>
          </table:table-cell>
          <table:table-cell table:formula="of:=[.I9] + [.E7]" office:value-type="float" office:value="98000" calcext:value-type="float">
            <text:p>98000</text:p>
          </table:table-cell>
          <table:table-cell table:number-columns-repeated="2"/>
          <table:table-cell table:style-name="ce26" office:value-type="string" calcext:value-type="string">
            <text:p>Coût des Marchandises Vendues (CMV ou coût des ventes)</text:p>
          </table:table-cell>
          <table:table-cell table:style-name="ce31"/>
          <table:table-cell table:style-name="ce18"/>
          <table:table-cell table:number-columns-repeated="2"/>
          <table:table-cell table:style-name="ce46" office:value-type="string" calcext:value-type="string">
            <text:p><text:s text:c="2"/>Amortissement</text:p>
          </table:table-cell>
          <table:table-cell table:style-name="ce53" table:formula="of:=[.I48]" office:value-type="float" office:value="18000" calcext:value-type="float">
            <text:p>18,000</text:p>
          </table:table-cell>
          <table:table-cell/>
          <table:table-cell table:style-name="ce8" office:value-type="string" calcext:value-type="string">
            <text:p>Ratio de la marge bénéficiaire brute</text:p>
          </table:table-cell>
          <table:table-cell table:style-name="ce18" table:formula="of:=[.J41] / [.I35]" office:value-type="float" office:value="0.65625" calcext:value-type="float">
            <text:p>0.65625</text:p>
          </table:table-cell>
        </table:table-row>
        <table:table-row table:style-name="ro1">
          <table:table-cell office:value-type="string" calcext:value-type="string">
            <text:p>Comptes clients</text:p>
          </table:table-cell>
          <table:table-cell table:formula="of:=[.B8] + [.I5]" office:value-type="float" office:value="30000" calcext:value-type="float">
            <text:p>30000</text:p>
          </table:table-cell>
          <table:table-cell/>
          <table:table-cell office:value-type="string" calcext:value-type="string">
            <text:p>Emprunt bancaire</text:p>
          </table:table-cell>
          <table:table-cell table:formula="of:=[.E8]" office:value-type="float" office:value="33000" calcext:value-type="float">
            <text:p>33000</text:p>
          </table:table-cell>
          <table:table-cell table:number-columns-repeated="2"/>
          <table:table-cell office:value-type="string" calcext:value-type="string">
            <text:p><text:s text:c="3"/>Stock initial (+) </text:p>
          </table:table-cell>
          <table:table-cell table:style-name="ce31" table:formula="of:=[.B9]" office:value-type="float" office:value="23000" calcext:value-type="float">
            <text:p>23,000</text:p>
          </table:table-cell>
          <table:table-cell table:style-name="ce18"/>
          <table:table-cell table:number-columns-repeated="2"/>
          <table:table-cell table:style-name="ce46" office:value-type="string" calcext:value-type="string">
            <text:p><text:s text:c="2"/>Augmentation des comptes fournisseurs</text:p>
          </table:table-cell>
          <table:table-cell table:style-name="ce54" table:formula="of:=[.I9]" office:value-type="float" office:value="23000" calcext:value-type="float">
            <text:p>23,000</text:p>
          </table:table-cell>
          <table:table-cell/>
          <table:table-cell table:style-name="ce8" office:value-type="string" calcext:value-type="string">
            <text:p>Ratio de la marge bénéficiaire nette</text:p>
          </table:table-cell>
          <table:table-cell table:style-name="ce18" table:formula="of:=[.J53] / [.I35]" office:value-type="float" office:value="0.2106" calcext:value-type="float">
            <text:p>0.2106</text:p>
          </table:table-cell>
        </table:table-row>
        <table:table-row table:style-name="ro1">
          <table:table-cell office:value-type="string" calcext:value-type="string">
            <text:p>Stocks</text:p>
          </table:table-cell>
          <table:table-cell table:formula="of:=[.I11]" office:value-type="float" office:value="28000" calcext:value-type="float">
            <text:p>28000</text:p>
          </table:table-cell>
          <table:table-cell table:number-columns-repeated="5"/>
          <table:table-cell office:value-type="string" calcext:value-type="string">
            <text:p><text:s text:c="3"/>Achat de marchandise ou Matières Premier (+)</text:p>
          </table:table-cell>
          <table:table-cell table:style-name="ce31" table:formula="of:=[.I8] + [.I9]" office:value-type="float" office:value="60000" calcext:value-type="float">
            <text:p>60,0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5"/>
          <table:table-cell/>
          <table:table-cell table:style-name="ce8"/>
          <table:table-cell table:style-name="ce18"/>
        </table:table-row>
        <table:table-row table:style-name="ro1">
          <table:table-cell office:value-type="string" calcext:value-type="string">
            <text:p>Frais Payés d’avances</text:p>
          </table:table-cell>
          <table:table-cell table:formula="of:=[.B10]" office:value-type="float" office:value="15000" calcext:value-type="float">
            <text:p>15000</text:p>
          </table:table-cell>
          <table:table-cell table:number-columns-repeated="5"/>
          <table:table-cell office:value-type="string" calcext:value-type="string">
            <text:p><text:s text:c="3"/>Stock final (-)</text:p>
          </table:table-cell>
          <table:table-cell table:style-name="ce31" table:formula="of:=[.I11]" office:value-type="float" office:value="28000" calcext:value-type="float">
            <text:p>28,000</text:p>
          </table:table-cell>
          <table:table-cell table:style-name="ce18"/>
          <table:table-cell table:number-columns-repeated="2"/>
          <table:table-cell table:style-name="ce46" office:value-type="string" calcext:value-type="string">
            <text:p><text:s text:c="2"/>Augmentation des comptes clients</text:p>
          </table:table-cell>
          <table:table-cell table:style-name="ce54" table:formula="of:=[.I5]" office:value-type="float" office:value="25000" calcext:value-type="float">
            <text:p>25,000</text:p>
          </table:table-cell>
          <table:table-cell/>
          <table:table-cell table:style-name="ce9" office:value-type="string" calcext:value-type="string">
            <text:p>Analyse de rendement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Total de l’actif à court-terme</text:p>
          </table:table-cell>
          <table:table-cell table:formula="of:=SUM([.B36:.B39])" office:value-type="float" office:value="146696" calcext:value-type="float">
            <text:p>146696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36:.E39])" office:value-type="float" office:value="131000" calcext:value-type="float">
            <text:p>131000</text:p>
          </table:table-cell>
          <table:table-cell table:number-columns-repeated="2"/>
          <table:table-cell office:value-type="string" calcext:value-type="string">
            <text:p>Coût des marchandises vendues</text:p>
          </table:table-cell>
          <table:table-cell table:style-name="ce32"/>
          <table:table-cell table:style-name="ce37" table:formula="of:=[.I37] + [.I38] - [.I39]" office:value-type="float" office:value="55000" calcext:value-type="float">
            <text:p>55,000</text:p>
          </table:table-cell>
          <table:table-cell table:number-columns-repeated="2"/>
          <table:table-cell table:style-name="ce46" office:value-type="string" calcext:value-type="string">
            <text:p><text:s text:c="2"/>Augmentation des stocks</text:p>
          </table:table-cell>
          <table:table-cell table:style-name="ce53" table:formula="of:=[.I11] - [.B9]" office:value-type="float" office:value="5000" calcext:value-type="float">
            <text:p>5,000</text:p>
          </table:table-cell>
          <table:table-cell/>
          <table:table-cell table:style-name="ce8" office:value-type="string" calcext:value-type="string">
            <text:p>Ratio du rendement du capital investi</text:p>
          </table:table-cell>
          <table:table-cell table:style-name="ce18" table:formula="of:=[.J53] / [.B53]" office:value-type="float" office:value="0.0358966055038053" calcext:value-type="float">
            <text:p>0.03589660550380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3"/>Bénéfice Brut</text:p>
          </table:table-cell>
          <table:table-cell table:style-name="ce33"/>
          <table:table-cell table:style-name="ce38" table:formula="of:=[.I35] - [.J40]" office:value-type="float" office:value="105000" calcext:value-type="float">
            <text:p>105,000</text:p>
          </table:table-cell>
          <table:table-cell table:number-columns-repeated="2"/>
          <table:table-cell table:style-name="ce46"/>
          <table:table-cell table:style-name="ce55"/>
          <table:table-cell/>
          <table:table-cell table:style-name="ce8" office:value-type="string" calcext:value-type="string">
            <text:p>Ratio du rendement des capitaux propres ordinaires</text:p>
          </table:table-cell>
          <table:table-cell table:style-name="ce18" table:formula="of:=[.J53] / [.E51]" office:value-type="float" office:value="0.0590436940157282" calcext:value-type="float">
            <text:p>0.0590436940157282</text:p>
          </table:table-cell>
        </table:table-row>
        <table:table-row table:style-name="ro1">
          <table:table-cell table:style-name="ce9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4"/>
          <table:table-cell table:style-name="Default"/>
          <table:table-cell table:style-name="ce18"/>
          <table:table-cell table:number-columns-repeated="2"/>
          <table:table-cell table:style-name="ce47" office:value-type="string" calcext:value-type="string">
            <text:p>Variation des liquidités provenant de l'exploitation (1)</text:p>
          </table:table-cell>
          <table:table-cell table:style-name="ce56" table:formula="of:=SUM([.N35:.N37]) - SUM([.N39:.N40])" office:value-type="float" office:value="44696" calcext:value-type="float">
            <text:p>44,696</text:p>
          </table:table-cell>
          <table:table-cell/>
          <table:table-cell table:style-name="ce8"/>
          <table:table-cell table:style-name="ce18"/>
        </table:table-row>
        <table:table-row table:style-name="ro1">
          <table:table-cell office:value-type="string" calcext:value-type="string">
            <text:p>Immobilisations</text:p>
          </table:table-cell>
          <table:table-cell table:formula="of:=[.B14]" office:value-type="float" office:value="470000" calcext:value-type="float">
            <text:p>470000</text:p>
          </table:table-cell>
          <table:table-cell/>
          <table:table-cell office:value-type="string" calcext:value-type="string">
            <text:p>Emprunt hypothécaire</text:p>
          </table:table-cell>
          <table:table-cell table:formula="of:=[.E14] - [.I23]" office:value-type="float" office:value="237000" calcext:value-type="float">
            <text:p>237000</text:p>
          </table:table-cell>
          <table:table-cell table:number-columns-repeated="2"/>
          <table:table-cell office:value-type="string" calcext:value-type="string">
            <text:p>Frais d'exploitation</text:p>
          </table:table-cell>
          <table:table-cell table:style-name="Default"/>
          <table:table-cell table:style-name="ce18"/>
          <table:table-cell table:number-columns-repeated="2"/>
          <table:table-cell table:style-name="ce46"/>
          <table:table-cell table:style-name="ce55"/>
          <table:table-cell/>
          <table:table-cell table:style-name="ce9" office:value-type="string" calcext:value-type="string">
            <text:p>Analyse de l’efficacité de gestion</text:p>
          </table:table-cell>
          <table:table-cell table:style-name="ce18"/>
        </table:table-row>
        <table:table-row table:style-name="ro1">
          <table:table-cell office:value-type="string" calcext:value-type="string">
            <text:p>Équipements de bureau</text:p>
          </table:table-cell>
          <table:table-cell table:formula="of:=[.B15] + [.I26]" office:value-type="float" office:value="545000" calcext:value-type="float">
            <text:p>545000</text:p>
          </table:table-cell>
          <table:table-cell table:number-columns-repeated="5"/>
          <table:table-cell office:value-type="string" calcext:value-type="string">
            <text:p><text:s text:c="3"/>Frais d'administration</text:p>
          </table:table-cell>
          <table:table-cell table:style-name="Default" table:formula="of:=[.I18]" office:value-type="float" office:value="4400" calcext:value-type="float">
            <text:p>4400</text:p>
          </table:table-cell>
          <table:table-cell table:style-name="ce18"/>
          <table:table-cell table:number-columns-repeated="2"/>
          <table:table-cell table:style-name="ce44" office:value-type="string" calcext:value-type="string">
            <text:p>Activités d'Investissement</text:p>
          </table:table-cell>
          <table:table-cell table:style-name="ce55"/>
          <table:table-cell/>
          <table:table-cell table:style-name="ce8" office:value-type="string" calcext:value-type="string">
            <text:p>Ratio de rotation de l’actif</text:p>
          </table:table-cell>
          <table:table-cell table:style-name="ce18" table:formula="of:=[.I35] / [.B53]" office:value-type="float" office:value="0.170449218916454" calcext:value-type="float">
            <text:p>0.170449218916454</text:p>
          </table:table-cell>
        </table:table-row>
        <table:table-row table:style-name="ro1">
          <table:table-cell office:value-type="string" calcext:value-type="string">
            <text:p>Amortissement comulé</text:p>
          </table:table-cell>
          <table:table-cell table:formula="of:=[.B16] - [.I14] - [.I15]" office:value-type="float" office:value="-223000" calcext:value-type="float">
            <text:p>-223000</text:p>
          </table:table-cell>
          <table:table-cell table:number-columns-repeated="5"/>
          <table:table-cell office:value-type="string" calcext:value-type="string">
            <text:p><text:s text:c="3"/>Frais de ventes</text:p>
          </table:table-cell>
          <table:table-cell table:style-name="ce34" table:formula="of:=[.I17]" office:value-type="float" office:value="12000" calcext:value-type="float">
            <text:p>12,0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5"/>
          <table:table-cell/>
          <table:table-cell table:style-name="ce8" office:value-type="string" calcext:value-type="string">
            <text:p>Ratio de rotation des comptes clients</text:p>
          </table:table-cell>
          <table:table-cell table:style-name="ce18" table:formula="of:=[.I35] / [.B37]" office:value-type="float" office:value="5.33333333333333" calcext:value-type="float">
            <text:p>5.33333333333333</text:p>
          </table:table-cell>
        </table:table-row>
        <table:table-row table:style-name="ro1">
          <table:table-cell table:style-name="ce10" office:value-type="string" calcext:value-type="string">
            <text:p>Total de l’actif à long terme</text:p>
          </table:table-cell>
          <table:table-cell table:formula="of:=SUM([.B43:.B45])" office:value-type="float" office:value="792000" calcext:value-type="float">
            <text:p>79200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43:.E45])" office:value-type="float" office:value="237000" calcext:value-type="float">
            <text:p>237000</text:p>
          </table:table-cell>
          <table:table-cell table:number-columns-repeated="2"/>
          <table:table-cell office:value-type="string" calcext:value-type="string">
            <text:p><text:s text:c="3"/>Frais Financiers</text:p>
          </table:table-cell>
          <table:table-cell table:style-name="ce34" table:formula="of:=[.I24]" office:value-type="float" office:value="17500" calcext:value-type="float">
            <text:p>17,5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3"/>
          <table:table-cell/>
          <table:table-cell table:style-name="ce23" office:value-type="string" calcext:value-type="string">
            <text:p>Ratio de rotation des stocks</text:p>
          </table:table-cell>
          <table:table-cell table:style-name="ce19" table:formula="of:=[.J40] / [.B38]" office:value-type="float" office:value="1.96428571428571" calcext:value-type="float">
            <text:p>1.964285714285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3"/>Autres Dépenses</text:p>
          </table:table-cell>
          <table:table-cell table:style-name="ce34" table:formula="of:=[.I20]" office:value-type="float" office:value="6300" calcext:value-type="float">
            <text:p>6,3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  <text:span text:style-name="T1">Achat d'actif (équipement)</text:span></text:p>
          </table:table-cell>
          <table:table-cell table:style-name="ce53" table:formula="of:=[.I26]" office:value-type="float" office:value="8000" calcext:value-type="float">
            <text:p>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3"/>
          <table:table-cell office:value-type="string" calcext:value-type="string">
            <text:p><text:s text:c="3"/>Amortissement</text:p>
          </table:table-cell>
          <table:table-cell table:style-name="ce35" table:formula="of:=[.I14] + [.I15]" office:value-type="float" office:value="18000" calcext:value-type="float">
            <text:p>18,000</text:p>
          </table:table-cell>
          <table:table-cell table:style-name="ce18"/>
          <table:table-cell table:number-columns-repeated="2"/>
          <table:table-cell table:style-name="ce45"/>
          <table:table-cell table:style-name="ce5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table:formula="of:=[.E20]" office:value-type="float" office:value="500000" calcext:value-type="float">
            <text:p>500000</text:p>
          </table:table-cell>
          <table:table-cell table:number-columns-repeated="3"/>
          <table:table-cell table:style-name="ce36"/>
          <table:table-cell table:style-name="ce39" table:formula="of:=SUM([.I44:.I48])" office:value-type="float" office:value="58200" calcext:value-type="float">
            <text:p>58200</text:p>
          </table:table-cell>
          <table:table-cell table:number-columns-repeated="2"/>
          <table:table-cell table:style-name="ce47" office:value-type="string" calcext:value-type="string">
            <text:p>Variation des liquidités provenant de l'investissement (2)</text:p>
          </table:table-cell>
          <table:table-cell table:style-name="ce57" table:formula="of:=[.N45] - [.N47]" office:value-type="float" office:value="-8000" calcext:value-type="float">
            <text:p>-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table:formula="of:=[.E21] + [.J53]" office:value-type="float" office:value="70696" calcext:value-type="float">
            <text:p>70696</text:p>
          </table:table-cell>
          <table:table-cell table:number-columns-repeated="2"/>
          <table:table-cell office:value-type="string" calcext:value-type="string">
            <text:p>Bénéfice imposable</text:p>
          </table:table-cell>
          <table:table-cell table:style-name="ce35"/>
          <table:table-cell table:style-name="ce37" table:formula="of:=[.J41] - [.J49]" office:value-type="float" office:value="46800" calcext:value-type="float">
            <text:p>46,800</text:p>
          </table:table-cell>
          <table:table-cell table:number-columns-repeated="2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number-columns-repeated="4"/>
          <table:table-cell table:formula="of:=SUM([.E49:.E50])" office:value-type="float" office:value="570696" calcext:value-type="float">
            <text:p>570696</text:p>
          </table:table-cell>
          <table:table-cell table:number-columns-repeated="2"/>
          <table:table-cell office:value-type="string" calcext:value-type="string">
            <text:p>Impôt sur le revenu</text:p>
          </table:table-cell>
          <table:table-cell table:style-name="ce35"/>
          <table:table-cell table:style-name="ce18" table:formula="of:=[.J50] * [.I28]" office:value-type="float" office:value="13104" calcext:value-type="float">
            <text:p>13104</text:p>
          </table:table-cell>
          <table:table-cell table:number-columns-repeated="2"/>
          <table:table-cell table:style-name="ce44" office:value-type="string" calcext:value-type="string">
            <text:p>Activités de Financement</text:p>
          </table:table-cell>
          <table:table-cell table:style-name="ce55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Default"/>
          <table:table-cell table:style-name="ce18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5"/>
          <table:table-cell table:number-columns-repeated="3"/>
        </table:table-row>
        <table:table-row table:style-name="ro1">
          <table:table-cell table:style-name="ce11" office:value-type="string" calcext:value-type="string">
            <text:p>Total de l’actif</text:p>
          </table:table-cell>
          <table:table-cell table:style-name="ce13" table:formula="of:=[.B40] + [.B46]" office:value-type="float" office:value="938696" calcext:value-type="float">
            <text:p>938696</text:p>
          </table:table-cell>
          <table:table-cell table:style-name="ce13"/>
          <table:table-cell table:style-name="ce16" office:value-type="string" calcext:value-type="string">
            <text:p>Total Passif et Capitaux propres</text:p>
          </table:table-cell>
          <table:table-cell table:style-name="ce19" table:formula="of:=[.E40] + [.E46] + [.E51]" office:value-type="float" office:value="938696" calcext:value-type="float">
            <text:p>938696</text:p>
          </table:table-cell>
          <table:table-cell table:number-columns-repeated="2"/>
          <table:table-cell table:style-name="ce27" office:value-type="string" calcext:value-type="string">
            <text:p>Bénéfice Net</text:p>
          </table:table-cell>
          <table:table-cell table:style-name="ce13"/>
          <table:table-cell table:style-name="ce40" table:formula="of:=[.J50] - [.J51]" office:value-type="float" office:value="33696" calcext:value-type="float">
            <text:p>33,696</text:p>
          </table:table-cell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 <text:span text:style-name="T1">Remboursement de l'emprunt hypothécaire</text:span></text:p>
          </table:table-cell>
          <table:table-cell table:style-name="ce58" table:formula="of:=[.I23]" office:value-type="float" office:value="13000" calcext:value-type="float">
            <text:p>13,000 $ 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7" office:value-type="string" calcext:value-type="string">
            <text:p>Variation des liquidités provenant du financement (3)</text:p>
          </table:table-cell>
          <table:table-cell table:style-name="ce56" table:formula="of:=[.N52] - [.N54]" office:value-type="float" office:value="-13000" calcext:value-type="float">
            <text:p>-13,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Variation des liquidités : (1)+(2)+(3)</text:p>
          </table:table-cell>
          <table:table-cell table:style-name="ce56" table:formula="of:=[.N42] + [.N49] + [.N56]" office:value-type="float" office:value="23696" calcext:value-type="float">
            <text:p>23,69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8" office:value-type="string" calcext:value-type="string">
            <text:p>Encaisse initiale</text:p>
          </table:table-cell>
          <table:table-cell table:style-name="ce59" table:formula="of:=[.B7]" office:value-type="float" office:value="50000" calcext:value-type="float">
            <text:p>50,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9" office:value-type="string" calcext:value-type="string">
            <text:p>Encaisse finale</text:p>
          </table:table-cell>
          <table:table-cell table:style-name="ce60" table:formula="of:=[.N60] + [.N58]" office:value-type="float" office:value="73696" calcext:value-type="float">
            <text:p>73,696</text:p>
          </table:table-cell>
          <table:table-cell table:number-columns-repeated="3"/>
        </table:table-row>
      </table:table>
      <table:table table:name="Formaitf 2" table:style-name="ta1">
        <table:table-column table:style-name="co13" table:default-cell-style-name="Default"/>
        <table:table-column table:style-name="co6" table:number-columns-repeated="11" table:default-cell-style-name="Default"/>
        <table:table-row table:style-name="ro1">
          <table:table-cell table:style-name="ce6" office:value-type="string" calcext:value-type="string">
            <text:p>Investissement de capitaux requis à n=0</text:p>
          </table:table-cell>
          <table:table-cell table:style-name="ce17" office:value-type="float" office:value="282977" calcext:value-type="float">
            <text:p>282977</text:p>
          </table:table-cell>
          <table:table-cell/>
          <table:table-cell office:value-type="string" calcext:value-type="string">
            <text:p>Année</text:p>
          </table:table-cell>
          <table:table-cell office:value-type="string" calcext:value-type="string">
            <text:p>Bn-1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Durée de vie du projet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65" office:value-type="currency" office:currency="CAD" office:value="0" calcext:value-type="currency">
            <text:p>$0.00</text:p>
          </table:table-cell>
          <table:table-cell table:style-name="ce65" table:formula="of:=[.B1]" office:value-type="currency" office:currency="CAD" office:value="282977" calcext:value-type="currency">
            <text:p>$282,977.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aleur de récupération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5" table:formula="of:=[.G2]" office:value-type="currency" office:currency="CAD" office:value="282977" calcext:value-type="currency">
            <text:p>$282,977.00</text:p>
          </table:table-cell>
          <table:table-cell table:style-name="ce65" table:formula="of:=[.$B$6] * [.E3] / 2" office:value-type="currency" office:currency="CAD" office:value="42446.55" calcext:value-type="currency">
            <text:p>$42,446.55</text:p>
          </table:table-cell>
          <table:table-cell table:style-name="ce65" table:formula="of:=[.E3] - [.F3]" office:value-type="currency" office:currency="CAD" office:value="240530.45" calcext:value-type="currency">
            <text:p>$240,530.45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Économies Annuelles (Revenu):</text:p>
          </table:table-cell>
          <table:table-cell table:style-name="ce18" office:value-type="float" office:value="130000" calcext:value-type="float">
            <text:p>13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" table:formula="of:=[.G3]" office:value-type="currency" office:currency="CAD" office:value="240530.45" calcext:value-type="currency">
            <text:p>$240,530.45</text:p>
          </table:table-cell>
          <table:table-cell table:style-name="ce65" table:formula="of:=[.$B$6] * [.E4]" office:value-type="currency" office:currency="CAD" office:value="72159.135" calcext:value-type="currency">
            <text:p>$72,159.14</text:p>
          </table:table-cell>
          <table:table-cell table:style-name="ce65" table:formula="of:=[.E4] - [.F4]" office:value-type="currency" office:currency="CAD" office:value="168371.315" calcext:value-type="currency">
            <text:p>$168,371.32</text:p>
          </table:table-cell>
          <table:table-cell table:number-columns-repeated="5"/>
        </table:table-row>
        <table:table-row table:style-name="ro2">
          <table:table-cell table:style-name="ce62" office:value-type="string" calcext:value-type="string">
            <text:p>Coût annuel d’Exploitation et d’Entretient (amortissement DPA non compris)</text:p>
          </table:table-cell>
          <table:table-cell table:style-name="ce18"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65" table:formula="of:=[.G4]" office:value-type="currency" office:currency="CAD" office:value="168371.315" calcext:value-type="currency">
            <text:p>$168,371.32</text:p>
          </table:table-cell>
          <table:table-cell table:style-name="ce65" table:formula="of:=[.$B$6] * [.E5]" office:value-type="currency" office:currency="CAD" office:value="50511.3945" calcext:value-type="currency">
            <text:p>$50,511.39</text:p>
          </table:table-cell>
          <table:table-cell table:style-name="ce65" table:formula="of:=[.E5] - [.F5]" office:value-type="currency" office:currency="CAD" office:value="117859.9205" calcext:value-type="currency">
            <text:p>$117,859.92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atégorie d’amortissement</text:p>
          </table:table-cell>
          <table:table-cell table:style-name="ce63" office:value-type="percentage" office:value="0.3" calcext:value-type="percentage">
            <text:p>3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65" table:formula="of:=[.G5]" office:value-type="currency" office:currency="CAD" office:value="117859.9205" calcext:value-type="currency">
            <text:p>$117,859.92</text:p>
          </table:table-cell>
          <table:table-cell table:style-name="ce65" table:formula="of:=[.$B$6] * [.E6]" office:value-type="currency" office:currency="CAD" office:value="35357.97615" calcext:value-type="currency">
            <text:p>$35,357.98</text:p>
          </table:table-cell>
          <table:table-cell table:style-name="ce65" table:formula="of:=[.E6] - [.F6]" office:value-type="currency" office:currency="CAD" office:value="82501.94435" calcext:value-type="currency">
            <text:p>$82,501.94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Taux d’imposition</text:p>
          </table:table-cell>
          <table:table-cell table:style-name="ce28" office:value-type="percentage" office:value="0.4" calcext:value-type="percentage">
            <text:p>40.00%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4" table:formula="of:=[.G6] * [.B7]" office:value-type="currency" office:currency="CAD" office:value="33000.77774" calcext:value-type="currency">
            <text:p>$33,000.7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né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État des ré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conomies Annuelles (Revenu):</text:p>
          </table:table-cell>
          <table:table-cell/>
          <table:table-cell table:formula="of:=[.B4]" office:value-type="float" office:value="130000" calcext:value-type="float">
            <text:p>130000</text:p>
          </table:table-cell>
          <table:table-cell table:formula="of:=[.C14]" office:value-type="float" office:value="130000" calcext:value-type="float">
            <text:p>130000</text:p>
          </table:table-cell>
          <table:table-cell table:formula="of:=[.D14]" office:value-type="float" office:value="130000" calcext:value-type="float">
            <text:p>130000</text:p>
          </table:table-cell>
          <table:table-cell table:formula="of:=[.E14]" office:value-type="float" office:value="130000" calcext:value-type="float">
            <text:p>1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ûts Annuels d’E&amp;E</text:p>
          </table:table-cell>
          <table:table-cell/>
          <table:table-cell table:formula="of:=[.B5]" office:value-type="float" office:value="20000" calcext:value-type="float">
            <text:p>20000</text:p>
          </table:table-cell>
          <table:table-cell table:formula="of:=[.C15]" office:value-type="float" office:value="20000" calcext:value-type="float">
            <text:p>20000</text:p>
          </table:table-cell>
          <table:table-cell table:formula="of:=[.D15]" office:value-type="float" office:value="20000" calcext:value-type="float">
            <text:p>20000</text:p>
          </table:table-cell>
          <table:table-cell table:formula="of:=[.E15]"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-) Amortissement – DPA</text:p>
          </table:table-cell>
          <table:table-cell/>
          <table:table-cell table:style-name="ce64" table:formula="of:=[.F3]" office:value-type="currency" office:currency="CAD" office:value="42446.55" calcext:value-type="currency">
            <text:p>$42,446.55</text:p>
          </table:table-cell>
          <table:table-cell table:style-name="ce64" table:formula="of:=[.F4]" office:value-type="currency" office:currency="CAD" office:value="72159.135" calcext:value-type="currency">
            <text:p>$72,159.14</text:p>
          </table:table-cell>
          <table:table-cell table:style-name="ce64" table:formula="of:=[.F5]" office:value-type="currency" office:currency="CAD" office:value="50511.3945" calcext:value-type="currency">
            <text:p>$50,511.39</text:p>
          </table:table-cell>
          <table:table-cell table:style-name="ce64" table:formula="of:=[.F6]" office:value-type="currency" office:currency="CAD" office:value="35357.97615" calcext:value-type="currency">
            <text:p>$35,357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néfice Imposable</text:p>
          </table:table-cell>
          <table:table-cell/>
          <table:table-cell table:style-name="ce64" table:formula="of:=[.C14] - [.C15] - [.C16]" office:value-type="currency" office:currency="CAD" office:value="67553.45" calcext:value-type="currency">
            <text:p>$67,553.45</text:p>
          </table:table-cell>
          <table:table-cell table:style-name="ce64" table:formula="of:=[.D14] - [.D15] - [.D16]" office:value-type="currency" office:currency="CAD" office:value="37840.865" calcext:value-type="currency">
            <text:p>$37,840.87</text:p>
          </table:table-cell>
          <table:table-cell table:style-name="ce64" table:formula="of:=[.E14] - [.E15] - [.E16]" office:value-type="currency" office:currency="CAD" office:value="59488.6055" calcext:value-type="currency">
            <text:p>$59,488.61</text:p>
          </table:table-cell>
          <table:table-cell table:style-name="ce64" table:formula="of:=[.F14] - [.F15] - [.F16]" office:value-type="currency" office:currency="CAD" office:value="74642.02385" calcext:value-type="currency">
            <text:p>$74,642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ôts (40%)</text:p>
          </table:table-cell>
          <table:table-cell/>
          <table:table-cell table:style-name="ce64" table:formula="of:=[.$B$7] * [.C17]" office:value-type="currency" office:currency="CAD" office:value="27021.38" calcext:value-type="currency">
            <text:p>$27,021.38</text:p>
          </table:table-cell>
          <table:table-cell table:style-name="ce64" table:formula="of:=[.$B$7] * [.D17]" office:value-type="currency" office:currency="CAD" office:value="15136.346" calcext:value-type="currency">
            <text:p>$15,136.35</text:p>
          </table:table-cell>
          <table:table-cell table:style-name="ce64" table:formula="of:=[.$B$7] * [.E17]" office:value-type="currency" office:currency="CAD" office:value="23795.4422" calcext:value-type="currency">
            <text:p>$23,795.44</text:p>
          </table:table-cell>
          <table:table-cell table:style-name="ce64" table:formula="of:=[.$B$7] * [.F17]" office:value-type="currency" office:currency="CAD" office:value="29856.80954" calcext:value-type="currency">
            <text:p>$29,856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néfice Net</text:p>
          </table:table-cell>
          <table:table-cell/>
          <table:table-cell table:style-name="ce64" table:formula="of:=[.C17] - [.C18]" office:value-type="currency" office:currency="CAD" office:value="40532.07" calcext:value-type="currency">
            <text:p>$40,532.07</text:p>
          </table:table-cell>
          <table:table-cell table:style-name="ce64" table:formula="of:=[.D17] - [.D18]" office:value-type="currency" office:currency="CAD" office:value="22704.519" calcext:value-type="currency">
            <text:p>$22,704.52</text:p>
          </table:table-cell>
          <table:table-cell table:style-name="ce64" table:formula="of:=[.E17] - [.E18]" office:value-type="currency" office:currency="CAD" office:value="35693.1633" calcext:value-type="currency">
            <text:p>$35,693.16</text:p>
          </table:table-cell>
          <table:table-cell table:style-name="ce64" table:formula="of:=[.F17] - [.F18]" office:value-type="currency" office:currency="CAD" office:value="44785.21431" calcext:value-type="currency">
            <text:p>$44,785.2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État des flux de trésore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énéfice Net</text:p>
          </table:table-cell>
          <table:table-cell/>
          <table:table-cell table:style-name="ce64" table:formula="of:=[.C19]" office:value-type="currency" office:currency="CAD" office:value="40532.07" calcext:value-type="currency">
            <text:p>$40,532.07</text:p>
          </table:table-cell>
          <table:table-cell table:style-name="ce64" table:formula="of:=[.D19]" office:value-type="currency" office:currency="CAD" office:value="22704.519" calcext:value-type="currency">
            <text:p>$22,704.52</text:p>
          </table:table-cell>
          <table:table-cell table:style-name="ce64" table:formula="of:=[.E19]" office:value-type="currency" office:currency="CAD" office:value="35693.1633" calcext:value-type="currency">
            <text:p>$35,693.16</text:p>
          </table:table-cell>
          <table:table-cell table:style-name="ce64" table:formula="of:=[.F19]" office:value-type="currency" office:currency="CAD" office:value="44785.21431" calcext:value-type="currency">
            <text:p>$44,785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ortissement</text:p>
          </table:table-cell>
          <table:table-cell/>
          <table:table-cell table:style-name="ce64" table:formula="of:=[.F3]" office:value-type="currency" office:currency="CAD" office:value="42446.55" calcext:value-type="currency">
            <text:p>$42,446.55</text:p>
          </table:table-cell>
          <table:table-cell table:style-name="ce64" table:formula="of:=[.F4]" office:value-type="currency" office:currency="CAD" office:value="72159.135" calcext:value-type="currency">
            <text:p>$72,159.14</text:p>
          </table:table-cell>
          <table:table-cell table:style-name="ce64" table:formula="of:=[.F5]" office:value-type="currency" office:currency="CAD" office:value="50511.3945" calcext:value-type="currency">
            <text:p>$50,511.39</text:p>
          </table:table-cell>
          <table:table-cell table:style-name="ce64" table:formula="of:=[.F6]" office:value-type="currency" office:currency="CAD" office:value="35357.97615" calcext:value-type="currency">
            <text:p>$35,357.9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vestissement</text:p>
          </table:table-cell>
          <table:table-cell table:formula="of:=-[.B1]" office:value-type="float" office:value="-282977" calcext:value-type="float">
            <text:p>-282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de récupération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et fiscal de la disposition de la machine</text:p>
          </table:table-cell>
          <table:table-cell table:number-columns-repeated="4"/>
          <table:table-cell table:style-name="ce64" table:formula="of:=[.D8]" office:value-type="currency" office:currency="CAD" office:value="33000.77774" calcext:value-type="currency">
            <text:p>$33,000.78</text:p>
          </table:table-cell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6" office:value-type="string" calcext:value-type="string">
            <text:p>Investissement de capitaux requis à n=0</text:p>
          </table:table-cell>
          <table:table-cell table:style-name="ce17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Durée de vie du projet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Valeur de récupération</text:p>
          </table:table-cell>
          <table:table-cell table:style-name="ce18" office:value-type="float" office:value="15000" calcext:value-type="float">
            <text:p>15000</text:p>
          </table:table-cell>
          <table:table-cell/>
          <table:table-cell table:formula="of:=([.B35] - [.B37]) / [.B36]" office:value-type="float" office:value="8500" calcext:value-type="float">
            <text:p>8500</text:p>
          </table:table-cell>
          <table:table-cell table:number-columns-repeated="2"/>
          <table:table-cell table:formula="of:=([.L47] - [.B37]) * [.B41]" office:value-type="float" office:value="-1168.161792" calcext:value-type="float">
            <text:p>-1168.161792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Économies Annuelles (Revenu):</text:p>
          </table:table-cell>
          <table:table-cell table:style-name="ce18" office:value-type="float" office:value="150000" calcext:value-type="float">
            <text:p>150000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Coût annuel d’Exploitation et d’Entretient (amortissement DPA non compris)</text:p>
          </table:table-cell>
          <table:table-cell table:style-name="ce18" office:value-type="float" office:value="50000" calcext:value-type="float">
            <text:p>50000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Catégorie d’amortissement</text:p>
          </table:table-cell>
          <table:table-cell table:style-name="ce63" office:value-type="percentage" office:value="0.2" calcext:value-type="percentage">
            <text:p>20.00%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Taux d’imposition</text:p>
          </table:table-cell>
          <table:table-cell table:style-name="ce28" office:value-type="percentage" office:value="0.4" calcext:value-type="percentage">
            <text:p>40.00%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né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n-1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100000" calcext:value-type="float">
            <text:p>100000</text:p>
          </table:table-cell>
          <table:table-cell table:formula="of:=[.C47]" office:value-type="float" office:value="90000" calcext:value-type="float">
            <text:p>90000</text:p>
          </table:table-cell>
          <table:table-cell table:formula="of:=[.D47]" office:value-type="float" office:value="72000" calcext:value-type="float">
            <text:p>72000</text:p>
          </table:table-cell>
          <table:table-cell table:formula="of:=[.E47]" office:value-type="float" office:value="57600" calcext:value-type="float">
            <text:p>57600</text:p>
          </table:table-cell>
          <table:table-cell table:formula="of:=[.F47]" office:value-type="float" office:value="46080" calcext:value-type="float">
            <text:p>46080</text:p>
          </table:table-cell>
          <table:table-cell table:formula="of:=[.G47]" office:value-type="float" office:value="36864" calcext:value-type="float">
            <text:p>36864</text:p>
          </table:table-cell>
          <table:table-cell table:formula="of:=[.H47]" office:value-type="float" office:value="29491.2" calcext:value-type="float">
            <text:p>29491.2</text:p>
          </table:table-cell>
          <table:table-cell table:formula="of:=[.I47]" office:value-type="float" office:value="23592.96" calcext:value-type="float">
            <text:p>23592.96</text:p>
          </table:table-cell>
          <table:table-cell table:formula="of:=[.J47]" office:value-type="float" office:value="18874.368" calcext:value-type="float">
            <text:p>18874.368</text:p>
          </table:table-cell>
          <table:table-cell table:formula="of:=[.K47]" office:value-type="float" office:value="15099.4944" calcext:value-type="float">
            <text:p>15099.4944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formula="of:=[.$B$40] * [.C45] / 2" office:value-type="float" office:value="10000" calcext:value-type="float">
            <text:p>10000</text:p>
          </table:table-cell>
          <table:table-cell table:formula="of:=[.$B$40] * [.D45]" office:value-type="float" office:value="18000" calcext:value-type="float">
            <text:p>18000</text:p>
          </table:table-cell>
          <table:table-cell table:formula="of:=[.$B$40] * [.E45]" office:value-type="float" office:value="14400" calcext:value-type="float">
            <text:p>14400</text:p>
          </table:table-cell>
          <table:table-cell table:formula="of:=[.$B$40] * [.F45]" office:value-type="float" office:value="11520" calcext:value-type="float">
            <text:p>11520</text:p>
          </table:table-cell>
          <table:table-cell table:formula="of:=[.$B$40] * [.G45]" office:value-type="float" office:value="9216" calcext:value-type="float">
            <text:p>9216</text:p>
          </table:table-cell>
          <table:table-cell table:formula="of:=[.$B$40] * [.H45]" office:value-type="float" office:value="7372.8" calcext:value-type="float">
            <text:p>7372.8</text:p>
          </table:table-cell>
          <table:table-cell table:formula="of:=[.$B$40] * [.I45]" office:value-type="float" office:value="5898.24" calcext:value-type="float">
            <text:p>5898.24</text:p>
          </table:table-cell>
          <table:table-cell table:formula="of:=[.$B$40] * [.J45]" office:value-type="float" office:value="4718.592" calcext:value-type="float">
            <text:p>4718.592</text:p>
          </table:table-cell>
          <table:table-cell table:formula="of:=[.$B$40] * [.K45]" office:value-type="float" office:value="3774.8736" calcext:value-type="float">
            <text:p>3774.8736</text:p>
          </table:table-cell>
          <table:table-cell table:formula="of:=[.$B$40] * [.L45]" office:value-type="float" office:value="3019.89888" calcext:value-type="float">
            <text:p>3019.89888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table:formula="of:=[.B35]" office:value-type="float" office:value="100000" calcext:value-type="float">
            <text:p>100000</text:p>
          </table:table-cell>
          <table:table-cell table:formula="of:=[.C45] - [.C46]" office:value-type="float" office:value="90000" calcext:value-type="float">
            <text:p>90000</text:p>
          </table:table-cell>
          <table:table-cell table:formula="of:=[.D45] - [.D46]" office:value-type="float" office:value="72000" calcext:value-type="float">
            <text:p>72000</text:p>
          </table:table-cell>
          <table:table-cell table:formula="of:=[.E45] - [.E46]" office:value-type="float" office:value="57600" calcext:value-type="float">
            <text:p>57600</text:p>
          </table:table-cell>
          <table:table-cell table:formula="of:=[.F45] - [.F46]" office:value-type="float" office:value="46080" calcext:value-type="float">
            <text:p>46080</text:p>
          </table:table-cell>
          <table:table-cell table:formula="of:=[.G45] - [.G46]" office:value-type="float" office:value="36864" calcext:value-type="float">
            <text:p>36864</text:p>
          </table:table-cell>
          <table:table-cell table:formula="of:=[.H45] - [.H46]" office:value-type="float" office:value="29491.2" calcext:value-type="float">
            <text:p>29491.2</text:p>
          </table:table-cell>
          <table:table-cell table:formula="of:=[.I45] - [.I46]" office:value-type="float" office:value="23592.96" calcext:value-type="float">
            <text:p>23592.96</text:p>
          </table:table-cell>
          <table:table-cell table:formula="of:=[.J45] - [.J46]" office:value-type="float" office:value="18874.368" calcext:value-type="float">
            <text:p>18874.368</text:p>
          </table:table-cell>
          <table:table-cell table:formula="of:=[.K45] - [.K46]" office:value-type="float" office:value="15099.4944" calcext:value-type="float">
            <text:p>15099.4944</text:p>
          </table:table-cell>
          <table:table-cell table:formula="of:=[.L45] - [.L46]" office:value-type="float" office:value="12079.59552" calcext:value-type="float">
            <text:p>12079.5955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État des ré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conomies Annuelles (Revenu):</text:p>
          </table:table-cell>
          <table:table-cell/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  <table:table-cell table:formula="of:=[.$B38]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Coûts Annuels d’E&amp;E</text:p>
          </table:table-cell>
          <table:table-cell/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  <table:table-cell table:formula="of:=[.$B39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(-) Amortissement – DPA</text:p>
          </table:table-cell>
          <table:table-cell/>
          <table:table-cell table:style-name="ce64" table:formula="of:=[.C46]" office:value-type="currency" office:currency="CAD" office:value="10000" calcext:value-type="currency">
            <text:p>$10,000.00</text:p>
          </table:table-cell>
          <table:table-cell table:style-name="ce64" table:formula="of:=[.D46]" office:value-type="currency" office:currency="CAD" office:value="18000" calcext:value-type="currency">
            <text:p>$18,000.00</text:p>
          </table:table-cell>
          <table:table-cell table:style-name="ce64" table:formula="of:=[.E46]" office:value-type="currency" office:currency="CAD" office:value="14400" calcext:value-type="currency">
            <text:p>$14,400.00</text:p>
          </table:table-cell>
          <table:table-cell table:style-name="ce64" table:formula="of:=[.F46]" office:value-type="currency" office:currency="CAD" office:value="11520" calcext:value-type="currency">
            <text:p>$11,520.00</text:p>
          </table:table-cell>
          <table:table-cell table:style-name="ce64" table:formula="of:=[.G46]" office:value-type="currency" office:currency="CAD" office:value="9216" calcext:value-type="currency">
            <text:p>$9,216.00</text:p>
          </table:table-cell>
          <table:table-cell table:style-name="ce64" table:formula="of:=[.H46]" office:value-type="currency" office:currency="CAD" office:value="7372.8" calcext:value-type="currency">
            <text:p>$7,372.80</text:p>
          </table:table-cell>
          <table:table-cell table:style-name="ce64" table:formula="of:=[.I46]" office:value-type="currency" office:currency="CAD" office:value="5898.24" calcext:value-type="currency">
            <text:p>$5,898.24</text:p>
          </table:table-cell>
          <table:table-cell table:style-name="ce64" table:formula="of:=[.J46]" office:value-type="currency" office:currency="CAD" office:value="4718.592" calcext:value-type="currency">
            <text:p>$4,718.59</text:p>
          </table:table-cell>
          <table:table-cell table:style-name="ce64" table:formula="of:=[.K46]" office:value-type="currency" office:currency="CAD" office:value="3774.8736" calcext:value-type="currency">
            <text:p>$3,774.87</text:p>
          </table:table-cell>
          <table:table-cell table:style-name="ce64" table:formula="of:=[.L46]" office:value-type="currency" office:currency="CAD" office:value="3019.89888" calcext:value-type="currency">
            <text:p>$3,019.90</text:p>
          </table:table-cell>
        </table:table-row>
        <table:table-row table:style-name="ro1">
          <table:table-cell office:value-type="string" calcext:value-type="string">
            <text:p>Bénéfice Imposable</text:p>
          </table:table-cell>
          <table:table-cell/>
          <table:table-cell table:style-name="ce64" table:formula="of:=[.C51] - [.C52] - [.C53]" office:value-type="currency" office:currency="CAD" office:value="90000" calcext:value-type="currency">
            <text:p>$90,000.00</text:p>
          </table:table-cell>
          <table:table-cell table:style-name="ce64" table:formula="of:=[.D51] - [.D52] - [.D53]" office:value-type="currency" office:currency="CAD" office:value="82000" calcext:value-type="currency">
            <text:p>$82,000.00</text:p>
          </table:table-cell>
          <table:table-cell table:style-name="ce64" table:formula="of:=[.E51] - [.E52] - [.E53]" office:value-type="currency" office:currency="CAD" office:value="85600" calcext:value-type="currency">
            <text:p>$85,600.00</text:p>
          </table:table-cell>
          <table:table-cell table:style-name="ce64" table:formula="of:=[.F51] - [.F52] - [.F53]" office:value-type="currency" office:currency="CAD" office:value="88480" calcext:value-type="currency">
            <text:p>$88,480.00</text:p>
          </table:table-cell>
          <table:table-cell table:style-name="ce64" table:formula="of:=[.G51] - [.G52] - [.G53]" office:value-type="currency" office:currency="CAD" office:value="90784" calcext:value-type="currency">
            <text:p>$90,784.00</text:p>
          </table:table-cell>
          <table:table-cell table:style-name="ce64" table:formula="of:=[.H51] - [.H52] - [.H53]" office:value-type="currency" office:currency="CAD" office:value="92627.2" calcext:value-type="currency">
            <text:p>$92,627.20</text:p>
          </table:table-cell>
          <table:table-cell table:style-name="ce64" table:formula="of:=[.I51] - [.I52] - [.I53]" office:value-type="currency" office:currency="CAD" office:value="94101.76" calcext:value-type="currency">
            <text:p>$94,101.76</text:p>
          </table:table-cell>
          <table:table-cell table:style-name="ce64" table:formula="of:=[.J51] - [.J52] - [.J53]" office:value-type="currency" office:currency="CAD" office:value="95281.408" calcext:value-type="currency">
            <text:p>$95,281.41</text:p>
          </table:table-cell>
          <table:table-cell table:style-name="ce64" table:formula="of:=[.K51] - [.K52] - [.K53]" office:value-type="currency" office:currency="CAD" office:value="96225.1264" calcext:value-type="currency">
            <text:p>$96,225.13</text:p>
          </table:table-cell>
          <table:table-cell table:style-name="ce64" table:formula="of:=[.L51] - [.L52] - [.L53]" office:value-type="currency" office:currency="CAD" office:value="96980.10112" calcext:value-type="currency">
            <text:p>$96,980.10</text:p>
          </table:table-cell>
        </table:table-row>
        <table:table-row table:style-name="ro1">
          <table:table-cell office:value-type="string" calcext:value-type="string">
            <text:p>Impôts (40%)</text:p>
          </table:table-cell>
          <table:table-cell/>
          <table:table-cell table:style-name="ce64" table:formula="of:=[.$B$7] * [.C54]" office:value-type="currency" office:currency="CAD" office:value="36000" calcext:value-type="currency">
            <text:p>$36,000.00</text:p>
          </table:table-cell>
          <table:table-cell table:style-name="ce64" table:formula="of:=[.$B$7] * [.D54]" office:value-type="currency" office:currency="CAD" office:value="32800" calcext:value-type="currency">
            <text:p>$32,800.00</text:p>
          </table:table-cell>
          <table:table-cell table:style-name="ce64" table:formula="of:=[.$B$7] * [.E54]" office:value-type="currency" office:currency="CAD" office:value="34240" calcext:value-type="currency">
            <text:p>$34,240.00</text:p>
          </table:table-cell>
          <table:table-cell table:style-name="ce64" table:formula="of:=[.$B$7] * [.F54]" office:value-type="currency" office:currency="CAD" office:value="35392" calcext:value-type="currency">
            <text:p>$35,392.00</text:p>
          </table:table-cell>
          <table:table-cell table:style-name="ce64" table:formula="of:=[.$B$7] * [.G54]" office:value-type="currency" office:currency="CAD" office:value="36313.6" calcext:value-type="currency">
            <text:p>$36,313.60</text:p>
          </table:table-cell>
          <table:table-cell table:style-name="ce64" table:formula="of:=[.$B$7] * [.H54]" office:value-type="currency" office:currency="CAD" office:value="37050.88" calcext:value-type="currency">
            <text:p>$37,050.88</text:p>
          </table:table-cell>
          <table:table-cell table:style-name="ce64" table:formula="of:=[.$B$7] * [.I54]" office:value-type="currency" office:currency="CAD" office:value="37640.704" calcext:value-type="currency">
            <text:p>$37,640.70</text:p>
          </table:table-cell>
          <table:table-cell table:style-name="ce64" table:formula="of:=[.$B$7] * [.J54]" office:value-type="currency" office:currency="CAD" office:value="38112.5632" calcext:value-type="currency">
            <text:p>$38,112.56</text:p>
          </table:table-cell>
          <table:table-cell table:style-name="ce64" table:formula="of:=[.$B$7] * [.K54]" office:value-type="currency" office:currency="CAD" office:value="38490.05056" calcext:value-type="currency">
            <text:p>$38,490.05</text:p>
          </table:table-cell>
          <table:table-cell table:style-name="ce64" table:formula="of:=[.$B$7] * [.L54]" office:value-type="currency" office:currency="CAD" office:value="38792.040448" calcext:value-type="currency">
            <text:p>$38,792.04</text:p>
          </table:table-cell>
        </table:table-row>
        <table:table-row table:style-name="ro1">
          <table:table-cell office:value-type="string" calcext:value-type="string">
            <text:p>Bénéfice Net</text:p>
          </table:table-cell>
          <table:table-cell/>
          <table:table-cell table:style-name="ce64" table:formula="of:=[.C54] - [.C55]" office:value-type="currency" office:currency="CAD" office:value="54000" calcext:value-type="currency">
            <text:p>$54,000.00</text:p>
          </table:table-cell>
          <table:table-cell table:style-name="ce64" table:formula="of:=[.D54] - [.D55]" office:value-type="currency" office:currency="CAD" office:value="49200" calcext:value-type="currency">
            <text:p>$49,200.00</text:p>
          </table:table-cell>
          <table:table-cell table:style-name="ce64" table:formula="of:=[.E54] - [.E55]" office:value-type="currency" office:currency="CAD" office:value="51360" calcext:value-type="currency">
            <text:p>$51,360.00</text:p>
          </table:table-cell>
          <table:table-cell table:style-name="ce64" table:formula="of:=[.F54] - [.F55]" office:value-type="currency" office:currency="CAD" office:value="53088" calcext:value-type="currency">
            <text:p>$53,088.00</text:p>
          </table:table-cell>
          <table:table-cell table:style-name="ce64" table:formula="of:=[.G54] - [.G55]" office:value-type="currency" office:currency="CAD" office:value="54470.4" calcext:value-type="currency">
            <text:p>$54,470.40</text:p>
          </table:table-cell>
          <table:table-cell table:style-name="ce64" table:formula="of:=[.H54] - [.H55]" office:value-type="currency" office:currency="CAD" office:value="55576.32" calcext:value-type="currency">
            <text:p>$55,576.32</text:p>
          </table:table-cell>
          <table:table-cell table:style-name="ce64" table:formula="of:=[.I54] - [.I55]" office:value-type="currency" office:currency="CAD" office:value="56461.056" calcext:value-type="currency">
            <text:p>$56,461.06</text:p>
          </table:table-cell>
          <table:table-cell table:style-name="ce64" table:formula="of:=[.J54] - [.J55]" office:value-type="currency" office:currency="CAD" office:value="57168.8448" calcext:value-type="currency">
            <text:p>$57,168.84</text:p>
          </table:table-cell>
          <table:table-cell table:style-name="ce64" table:formula="of:=[.K54] - [.K55]" office:value-type="currency" office:currency="CAD" office:value="57735.07584" calcext:value-type="currency">
            <text:p>$57,735.08</text:p>
          </table:table-cell>
          <table:table-cell table:style-name="ce64" table:formula="of:=[.L54] - [.L55]" office:value-type="currency" office:currency="CAD" office:value="58188.060672" calcext:value-type="currency">
            <text:p>$58,188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État des flux de trésore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énéfice Net</text:p>
          </table:table-cell>
          <table:table-cell/>
          <table:table-cell table:style-name="ce64" table:formula="of:=[.C56]" office:value-type="currency" office:currency="CAD" office:value="54000" calcext:value-type="currency">
            <text:p>$54,000.00</text:p>
          </table:table-cell>
          <table:table-cell table:style-name="ce64" table:formula="of:=[.D56]" office:value-type="currency" office:currency="CAD" office:value="49200" calcext:value-type="currency">
            <text:p>$49,200.00</text:p>
          </table:table-cell>
          <table:table-cell table:style-name="ce64" table:formula="of:=[.E56]" office:value-type="currency" office:currency="CAD" office:value="51360" calcext:value-type="currency">
            <text:p>$51,360.00</text:p>
          </table:table-cell>
          <table:table-cell table:style-name="ce64" table:formula="of:=[.F56]" office:value-type="currency" office:currency="CAD" office:value="53088" calcext:value-type="currency">
            <text:p>$53,088.00</text:p>
          </table:table-cell>
          <table:table-cell table:style-name="ce64" table:formula="of:=[.G56]" office:value-type="currency" office:currency="CAD" office:value="54470.4" calcext:value-type="currency">
            <text:p>$54,470.40</text:p>
          </table:table-cell>
          <table:table-cell table:style-name="ce64" table:formula="of:=[.H56]" office:value-type="currency" office:currency="CAD" office:value="55576.32" calcext:value-type="currency">
            <text:p>$55,576.32</text:p>
          </table:table-cell>
          <table:table-cell table:style-name="ce64" table:formula="of:=[.I56]" office:value-type="currency" office:currency="CAD" office:value="56461.056" calcext:value-type="currency">
            <text:p>$56,461.06</text:p>
          </table:table-cell>
          <table:table-cell table:style-name="ce64" table:formula="of:=[.J56]" office:value-type="currency" office:currency="CAD" office:value="57168.8448" calcext:value-type="currency">
            <text:p>$57,168.84</text:p>
          </table:table-cell>
          <table:table-cell table:style-name="ce64" table:formula="of:=[.K56]" office:value-type="currency" office:currency="CAD" office:value="57735.07584" calcext:value-type="currency">
            <text:p>$57,735.08</text:p>
          </table:table-cell>
          <table:table-cell table:style-name="ce64" table:formula="of:=[.L56]" office:value-type="currency" office:currency="CAD" office:value="58188.060672" calcext:value-type="currency">
            <text:p>$58,188.06</text:p>
          </table:table-cell>
        </table:table-row>
        <table:table-row table:style-name="ro1">
          <table:table-cell office:value-type="string" calcext:value-type="string">
            <text:p>Amortissement</text:p>
          </table:table-cell>
          <table:table-cell/>
          <table:table-cell table:style-name="ce64" table:formula="of:=[.C46]" office:value-type="currency" office:currency="CAD" office:value="10000" calcext:value-type="currency">
            <text:p>$10,000.00</text:p>
          </table:table-cell>
          <table:table-cell table:style-name="ce64" table:formula="of:=[.D46]" office:value-type="currency" office:currency="CAD" office:value="18000" calcext:value-type="currency">
            <text:p>$18,000.00</text:p>
          </table:table-cell>
          <table:table-cell table:style-name="ce64" table:formula="of:=[.E46]" office:value-type="currency" office:currency="CAD" office:value="14400" calcext:value-type="currency">
            <text:p>$14,400.00</text:p>
          </table:table-cell>
          <table:table-cell table:style-name="ce64" table:formula="of:=[.F46]" office:value-type="currency" office:currency="CAD" office:value="11520" calcext:value-type="currency">
            <text:p>$11,520.00</text:p>
          </table:table-cell>
          <table:table-cell table:style-name="ce64" table:formula="of:=[.G46]" office:value-type="currency" office:currency="CAD" office:value="9216" calcext:value-type="currency">
            <text:p>$9,216.00</text:p>
          </table:table-cell>
          <table:table-cell table:style-name="ce64" table:formula="of:=[.H46]" office:value-type="currency" office:currency="CAD" office:value="7372.8" calcext:value-type="currency">
            <text:p>$7,372.80</text:p>
          </table:table-cell>
          <table:table-cell table:style-name="ce64" table:formula="of:=[.I46]" office:value-type="currency" office:currency="CAD" office:value="5898.24" calcext:value-type="currency">
            <text:p>$5,898.24</text:p>
          </table:table-cell>
          <table:table-cell table:style-name="ce64" table:formula="of:=[.J46]" office:value-type="currency" office:currency="CAD" office:value="4718.592" calcext:value-type="currency">
            <text:p>$4,718.59</text:p>
          </table:table-cell>
          <table:table-cell table:style-name="ce64" table:formula="of:=[.K46]" office:value-type="currency" office:currency="CAD" office:value="3774.8736" calcext:value-type="currency">
            <text:p>$3,774.87</text:p>
          </table:table-cell>
          <table:table-cell table:style-name="ce64" table:formula="of:=[.L46]" office:value-type="currency" office:currency="CAD" office:value="3019.89888" calcext:value-type="currency">
            <text:p>$3,019.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vestissement</text:p>
          </table:table-cell>
          <table:table-cell table:formula="of:=-[.B35]" office:value-type="float" office:value="-100000" calcext:value-type="float">
            <text:p>-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de récupération</text:p>
          </table:table-cell>
          <table:table-cell table:formula="of:=[.B37]" office:value-type="float" office:value="15000" calcext:value-type="float">
            <text:p>1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et fiscal de la disposition de la machine</text:p>
          </table:table-cell>
          <table:table-cell table:number-columns-repeated="4"/>
          <table:table-cell table:style-name="ce64"/>
          <table:table-cell table:number-columns-repeated="5"/>
          <table:table-cell table:formula="of:=[.G37]" office:value-type="float" office:value="-1168.161792" calcext:value-type="float">
            <text:p>-1168.161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/>
      <number:text> $ </number:text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28:32.310144217</meta:creation-date>
    <dc:date>2024-02-06T16:50:42.528112832</dc:date>
    <meta:editing-duration>PT2H11M50S</meta:editing-duration>
    <meta:editing-cycles>13</meta:editing-cycles>
    <meta:generator>LibreOffice/7.3.7.2$Linux_X86_64 LibreOffice_project/30$Build-2</meta:generator>
    <meta:document-statistic meta:table-count="2" meta:cell-count="480" meta:object-count="0"/>
  </office:meta>
</office:document-meta>
</file>